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OpenSymbol" svg:font-family="OpenSymbol"/>
    <style:font-face style:name="Tahoma" svg:font-family="Tahoma"/>
    <style:font-face style:name="Times New Roman1" svg:font-family="'Times New Roman'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Text_20_body">
      <style:paragraph-properties fo:text-align="start" style:justify-single-word="false" style:writing-mode="lr-tb"/>
    </style:style>
    <style:style style:name="P3" style:family="paragraph" style:parent-style-name="Standard" style:list-style-name="L1">
      <style:paragraph-properties fo:text-align="start" style:justify-single-word="false" style:writing-mode="lr-tb"/>
    </style:style>
    <style:style style:name="P4" style:family="paragraph" style:parent-style-name="Standard" style:list-style-name="L2">
      <style:paragraph-properties fo:text-align="start" style:justify-single-word="false" style:writing-mode="lr-tb"/>
    </style:style>
    <style:style style:name="P5" style:family="paragraph" style:parent-style-name="Standard" style:list-style-name="L3">
      <style:paragraph-properties fo:text-align="start" style:justify-single-word="false" style:writing-mode="lr-tb"/>
    </style:style>
    <style:style style:name="P6" style:family="paragraph" style:parent-style-name="Standard" style:list-style-name="L2">
      <style:paragraph-properties fo:text-align="start" style:justify-single-word="false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 style:list-style-name="L2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2">
      <style:paragraph-properties fo:text-align="start" style:justify-single-word="false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variant="normal" fo:text-transform="none" fo:color="#000000" style:font-name="Consolas" fo:font-size="10.5pt" fo:letter-spacing="normal" fo:font-style="normal" fo:font-weight="normal"/>
    </style:style>
    <style:style style:name="T8" style:family="text">
      <style:text-properties fo:font-variant="normal" fo:text-transform="none" fo:color="#000000" style:font-name="Times New Roman" fo:font-size="10.5pt" fo:letter-spacing="normal" fo:font-style="normal" fo:font-weight="normal"/>
    </style:style>
    <style:style style:name="T9" style:family="text">
      <style:text-properties fo:font-variant="normal" fo:text-transform="none" fo:color="#000000" style:font-name="courier new" fo:font-size="10.5pt" fo:letter-spacing="normal" fo:font-style="normal" fo:font-weight="normal" fo:background-color="#ffff00"/>
    </style:style>
    <style:style style:name="T10" style:family="text">
      <style:text-properties fo:font-variant="normal" fo:text-transform="none" fo:color="#000000" style:font-name="courier new" fo:font-size="10.5pt" fo:letter-spacing="normal" fo:font-style="normal" fo:font-weight="normal"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Vjoy Device Driver<text:line-break/> Inno Setup - unified (x64/x86) installer </text:h>
      <text:p text:style-name="P1"/>
      <text:p text:style-name="P1">This installer wraps both x86 &amp; x64 installation environments in a single installer that can be used on either targets.</text:p>
      <text:p text:style-name="P1">I will implement the installer in three steps:</text:p>
      <text:list xml:id="list31378318" text:style-name="L1">
        <text:list-item>
          <text:p text:style-name="P3">Simple installer</text:p>
        </text:list-item>
        <text:list-item>
          <text:p text:style-name="P3">Standalone installer including BCD control and Restart</text:p>
        </text:list-item>
        <text:list-item>
          <text:p text:style-name="P3">Installer that is called by SPP Inno Installer.</text:p>
        </text:list-item>
      </text:list>
      <text:p text:style-name="P1"/>
      <text:h text:style-name="P9" text:outline-level="2">Simple installer</text:h>
      <text:p text:style-name="P1">Features:</text:p>
      <text:list xml:id="list31388128" text:style-name="L2">
        <text:list-item>
          <text:p text:style-name="P4">Unified x64/x86: </text:p>
          <text:list>
            <text:list-item>
              <text:p text:style-name="P4">Single executable that runs the correct (x64/x86) vJoyInstall according to target system.</text:p>
            </text:list-item>
            <text:list-item>
              <text:p text:style-name="P4">Source folder (x86): <text:s/>install\objfre_wxp_x86\i386</text:p>
            </text:list-item>
            <text:list-item>
              <text:p text:style-name="P4">Source folder (x64): <text:s/>install\objfre_wlh_amd64\amd64</text:p>
            </text:list-item>
            <text:list-item>
              <text:p text:style-name="P4">In [SETUP]: <text:s/>ArchitecturesInstallIn64BitMode=x64</text:p>
            </text:list-item>
          </text:list>
        </text:list-item>
        <text:list-item>
          <text:p text:style-name="P4">On x64 target:</text:p>
          <text:list>
            <text:list-item>
              <text:p text:style-name="P4">Requires <text:span text:style-name="T1">Test Mode </text:span><text:span text:style-name="T3">(TestSigning) </text:span><text:span text:style-name="T4">on</text:span><text:span text:style-name="T5">. </text:span></text:p>
            </text:list-item>
            <text:list-item>
              <text:p text:style-name="P6">Detect Test Mode in [CODE]: <text:s/>IsTestMode().</text:p>
            </text:list-item>
            <text:list-item>
              <text:p text:style-name="P4">If Test mode <text:span text:style-name="T2">off</text:span> detected – Issue a message &amp; exit gracefully.</text:p>
            </text:list-item>
          </text:list>
        </text:list-item>
        <text:list-item>
          <text:p text:style-name="P4">Test if vJoy installed:</text:p>
          <text:list>
            <text:list-item>
              <text:p text:style-name="P4">If OK then continue</text:p>
            </text:list-item>
            <text:list-item>
              <text:p text:style-name="P4">If not OK then report and remove registry entries &amp; exit with error.</text:p>
            </text:list-item>
          </text:list>
        </text:list-item>
      </text:list>
      <text:p text:style-name="P1"/>
      <text:p text:style-name="P1">Limitations:</text:p>
      <text:list xml:id="list31378109" text:style-name="L3">
        <text:list-item>
          <text:p text:style-name="P5">Cannot set <text:span text:style-name="T1">Test Mode</text:span> <text:span text:style-name="T2">on</text:span>:</text:p>
          <text:list>
            <text:list-item>
              <text:p text:style-name="P5">This requires manual intervention by the user.</text:p>
            </text:list-item>
            <text:list-item>
              <text:p text:style-name="P5">Does not restart.</text:p>
            </text:list-item>
          </text:list>
        </text:list-item>
        <text:list-item>
          <text:p text:style-name="P5">Uninstall registry entry is preset: <text:span text:style-name="T1">AppID</text:span> is set to “vJoy Device Driver”</text:p>
        </text:list-item>
        <text:list-item>
          <text:p text:style-name="P5">No <text:span text:style-name="T2">Modify</text:span> option.</text:p>
        </text:list-item>
        <text:list-item>
          <text:p text:style-name="P5">No silent mode.</text:p>
        </text:list-item>
      </text:list>
      <text:h text:style-name="P9" text:outline-level="2">Standalone installer including BCD control and Restart</text:h>
      <text:p text:style-name="P1">Features:</text:p>
      <text:list xml:id="list31444731" text:continue-list="list31388128" text:style-name="L2">
        <text:list-item>
          <text:p text:style-name="P4">Unified x64/x86: </text:p>
          <text:list>
            <text:list-item>
              <text:p text:style-name="P4">Single executable that runs the correct (x64/x86) vJoyInstall according to target system.</text:p>
            </text:list-item>
            <text:list-item>
              <text:p text:style-name="P4">Source folder (x86): <text:s/>install\objfre_wxp_x86\i386</text:p>
            </text:list-item>
            <text:list-item>
              <text:p text:style-name="P4">Source folder (x64): <text:s/>install\objfre_wlh_amd64\amd64</text:p>
            </text:list-item>
            <text:list-item>
              <text:p text:style-name="P4">In [SETUP]: <text:s/>ArchitecturesInstallIn64BitMode=x64</text:p>
            </text:list-item>
          </text:list>
        </text:list-item>
        <text:list-item>
          <text:p text:style-name="P4">On x64 target: </text:p>
          <text:list>
            <text:list-item>
              <text:p text:style-name="P4">Detects <text:span text:style-name="T1">Test Mode </text:span><text:span text:style-name="T3">(TestSigning) - </text:span><text:span text:style-name="T5">[CODE]: <text:s/>IsTestMode().</text:span></text:p>
            </text:list-item>
            <text:list-item>
              <text:p text:style-name="P4">If Test mode <text:span text:style-name="T2">off</text:span> then set to <text:span text:style-name="T2">on</text:span> - <text:span text:style-name="T5">[CODE]: <text:s/>SetTestMode(True).</text:span></text:p>
            </text:list-item>
            <text:list-item>
              <text:p text:style-name="P4">Two phase operation if Test Mode is changed:</text:p>
              <text:list>
                <text:list-item>
                  <text:p text:style-name="P4"><text:span text:style-name="T5">[CODE]: <text:s/></text:span>PrepareToInstall() - Add entry to key <text:span text:style-name="T1">RunOnce</text:span> including parameter PH2</text:p>
                </text:list-item>
                <text:list-item>
                  <text:p text:style-name="P4"><text:span text:style-name="T5">[CODE]: <text:s/></text:span>InitializeSetup(): When parameter PH2 detected – ShouldSkipPage() will return true for every page.</text:p>
                </text:list-item>
              </text:list>
            </text:list-item>
          </text:list>
        </text:list-item>
        <text:list-item>
          <text:p text:style-name="P4">Elaborate logging </text:p>
          <text:list>
            <text:list-item>
              <text:p text:style-name="P4">Embed Log() functions in the code.</text:p>
            </text:list-item>
          </text:list>
        </text:list-item>
        <text:list-item>
          <text:p text:style-name="P4">(?)Test if vJoy installed:</text:p>
          <text:list>
            <text:list-item>
              <text:p text:style-name="P4">If OK then continue</text:p>
            </text:list-item>
            <text:list-item>
              <text:p text:style-name="P4">If not OK then report and remove registry entries &amp; exit with error.</text:p>
            </text:list-item>
          </text:list>
        </text:list-item>
      </text:list>
      <text:p text:style-name="P1"/>
      <text:p text:style-name="P1">Limitations:</text:p>
      <text:list xml:id="list31436414" text:continue-numbering="true" text:style-name="L2">
        <text:list-item>
          <text:p text:style-name="P4">Uninstall registry entry is preset: <text:span text:style-name="T1">AppID</text:span> is set to “vJoy Device Driver”</text:p>
        </text:list-item>
        <text:list-item>
          <text:p text:style-name="P4">No <text:span text:style-name="T2">Modify</text:span> option.</text:p>
        </text:list-item>
        <text:list-item>
          <text:p text:style-name="P4">No silent mode.</text:p>
        </text:list-item>
      </text:list>
      <text:h text:style-name="P9" text:outline-level="2">Installer that is called by SPP Inno Installer</text:h>
      <text:p text:style-name="P2">Features:</text:p>
      <text:list xml:id="list31434477" text:continue-numbering="true" text:style-name="L2">
        <text:list-item>
          <text:p text:style-name="P4">Called by SPP Installer:</text:p>
          <text:list>
            <text:list-item>
              <text:p text:style-name="P4">SPP Installer calls <text:span text:style-name="T6">this</text:span> installer with parameter <text:span text:style-name="T1">/SPP=1</text:span></text:p>
            </text:list-item>
            <text:list-item>
              <text:p text:style-name="P7">If not called by SPP – functions as 'Standalone installer'</text:p>
            </text:list-item>
          </text:list>
        </text:list-item>
        <text:list-item>
          <text:p text:style-name="P4">Unified x64/x86: </text:p>
          <text:list>
            <text:list-item>
              <text:p text:style-name="P4">Single executable that runs the correct (x64/x86) vJoyInstall according to target system.</text:p>
            </text:list-item>
            <text:list-item>
              <text:p text:style-name="P4">Source folder (x86): <text:s/>install\objfre_wxp_x86\i386</text:p>
            </text:list-item>
            <text:list-item>
              <text:p text:style-name="P4">Source folder (x64): <text:s/>install\objfre_wlh_amd64\amd64</text:p>
            </text:list-item>
            <text:list-item>
              <text:p text:style-name="P4">In [SETUP]: <text:s/>ArchitecturesInstallIn64BitMode=x64</text:p>
            </text:list-item>
          </text:list>
        </text:list-item>
        <text:list-item>
          <text:p text:style-name="P4">On x64 target: </text:p>
          <text:list>
            <text:list-item>
              <text:p text:style-name="P4">Detects <text:span text:style-name="T1">Test Mode </text:span><text:span text:style-name="T3">(TestSigning) - </text:span><text:span text:style-name="T5">[CODE]: <text:s/>IsTestMode().</text:span></text:p>
            </text:list-item>
            <text:list-item>
              <text:p text:style-name="P4">If Test mode <text:span text:style-name="T2">off</text:span> then set to <text:span text:style-name="T2">on</text:span> - <text:span text:style-name="T5">[CODE]: <text:s/>SetTestMode(True).</text:span></text:p>
            </text:list-item>
            <text:list-item>
              <text:p text:style-name="P4">Two phase operation if Test Mode is changed:</text:p>
              <text:list>
                <text:list-item>
                  <text:p text:style-name="P4">Phase 1: Called with parameter /PH2=0 and consists of Test mode manipulation – <text:span text:style-name="T2">no</text:span> start-up. </text:p>
                  <text:list>
                    <text:list-item>
                      <text:p text:style-name="P4">If test mode was changed then notify caller and exit. Caller will take care of start-up.</text:p>
                    </text:list-item>
                    <text:list-item>
                      <text:p text:style-name="P4">If test mode was <text:span text:style-name="T2">not</text:span> changed then continue to phase 2 and notify caller. No need to start-up.</text:p>
                    </text:list-item>
                    <text:list-item>
                      <text:p text:style-name="P4">Notifications: If start-up needed, return 8 either by <text:bookmark text:name="GetCustomSetupExitCode"/><text:span text:style-name="T10">GetCustomSetupExitCode</text:span><text:span text:style-name="T7"> () </text:span><text:span text:style-name="T8">or Preparing to install. Otherwise return 0.</text:span></text:p>
                    </text:list-item>
                  </text:list>
                </text:list-item>
                <text:list-item>
                  <text:p text:style-name="P4">Phase 2: <text:s/>Called with parameter /PH2=1 and consists of the actual installation of vJoy.</text:p>
                </text:list-item>
              </text:list>
            </text:list-item>
          </text:list>
        </text:list-item>
        <text:list-item>
          <text:p text:style-name="P4">Uninstall registry entry is defined by caller.</text:p>
        </text:list-item>
        <text:list-item>
          <text:p text:style-name="P4">Silent by default.</text:p>
        </text:list-item>
        <text:list-item>
          <text:p text:style-name="P4">Elaborate logging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, Menlo, Monaco, 'Lucida Console', 'Liberation Mono', 'DejaVu Sans Mono', 'Bitstream Vera Sans Mono', 'Courier New', monospace, serif"/>
    <style:font-face style:name="OpenSymbol" svg:font-family="OpenSymbol"/>
    <style:font-face style:name="Tahoma" svg:font-family="Tahoma"/>
    <style:font-face style:name="Times New Roman1" svg:font-family="'Times New Roman'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Times New Roman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0T16:40:05.19</meta:creation-date>
    <dc:date>2011-11-08T11:30:53.74</dc:date>
    <meta:editing-duration>P5DT4H22M11S</meta:editing-duration>
    <meta:editing-cycles>36</meta:editing-cycles>
    <meta:generator>OpenOffice.org/3.3$Win32 OpenOffice.org_project/330m20$Build-9567</meta:generator>
    <meta:document-statistic meta:table-count="0" meta:image-count="0" meta:object-count="0" meta:page-count="1" meta:paragraph-count="71" meta:word-count="537" meta:character-count="3304"/>
  </office:meta>
</office:document-meta>
</file>